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-3.086357355" calcext:value-type="float">
            <text:p>-3,0863573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534058" calcext:value-type="float">
            <text:p>30,25534058</text:p>
          </table:table-cell>
          <table:table-cell office:value-type="float" office:value="4.104387515E-026" calcext:value-type="float">
            <text:p>4,10E-026</text:p>
          </table:table-cell>
          <table:table-cell office:value-type="float" office:value="3.087527514" calcext:value-type="float">
            <text:p>3,087527514</text:p>
          </table:table-cell>
          <table:table-cell table:formula="of:=ABS(SUM([.E2];[.E3])/[.E2])" office:value-type="float" office:value="0.000379139181049224" calcext:value-type="float">
            <text:p>0,0003791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23.6022644" calcext:value-type="float">
            <text:p>23,6022644</text:p>
          </table:table-cell>
          <table:table-cell office:value-type="float" office:value="4.487661618E-020" calcext:value-type="float">
            <text:p>4,49E-020</text:p>
          </table:table-cell>
          <table:table-cell office:value-type="float" office:value="-2.367492199" calcext:value-type="float">
            <text:p>-2,3674921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16" calcext:value-type="float">
            <text:p>15816</text:p>
          </table:table-cell>
          <table:table-cell office:value-type="float" office:value="23.69277" calcext:value-type="float">
            <text:p>23,69277</text:p>
          </table:table-cell>
          <table:table-cell office:value-type="float" office:value="4.45801204E-020" calcext:value-type="float">
            <text:p>4,46E-020</text:p>
          </table:table-cell>
          <table:table-cell office:value-type="float" office:value="2.369646072" calcext:value-type="float">
            <text:p>2,369646072</text:p>
          </table:table-cell>
          <table:table-cell table:style-name="ce2" table:formula="of:=ABS(SUM([.E4];[.E5])/[.E4])" office:value-type="float" office:value="0.000909769840386342" calcext:value-type="float">
            <text:p>0,0009097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25.18172455" calcext:value-type="float">
            <text:p>25,18172455</text:p>
          </table:table-cell>
          <table:table-cell office:value-type="float" office:value="3.570190933E-017" calcext:value-type="float">
            <text:p>3,57E-017</text:p>
          </table:table-cell>
          <table:table-cell office:value-type="float" office:value="-1.984558225" calcext:value-type="float">
            <text:p>-1,9845582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47" calcext:value-type="float">
            <text:p>15847</text:p>
          </table:table-cell>
          <table:table-cell office:value-type="float" office:value="25.27434158" calcext:value-type="float">
            <text:p>25,27434158</text:p>
          </table:table-cell>
          <table:table-cell office:value-type="float" office:value="3.48641772E-017" calcext:value-type="float">
            <text:p>3,49E-017</text:p>
          </table:table-cell>
          <table:table-cell office:value-type="float" office:value="1.988516688" calcext:value-type="float">
            <text:p>1,988516688</text:p>
          </table:table-cell>
          <table:table-cell table:style-name="ce2" table:formula="of:=ABS(SUM([.E6];[.E7])/[.E6])" office:value-type="float" office:value="0.00199463182794751" calcext:value-type="float">
            <text:p>0,0019946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25.76434517" calcext:value-type="float">
            <text:p>25,76434517</text:p>
          </table:table-cell>
          <table:table-cell office:value-type="float" office:value="3.628501105E-015" calcext:value-type="float">
            <text:p>3,63E-015</text:p>
          </table:table-cell>
          <table:table-cell office:value-type="float" office:value="-1.738197803" calcext:value-type="float">
            <text:p>-1,7381978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61" calcext:value-type="float">
            <text:p>15961</text:p>
          </table:table-cell>
          <table:table-cell office:value-type="float" office:value="25.70159149" calcext:value-type="float">
            <text:p>25,70159149</text:p>
          </table:table-cell>
          <table:table-cell office:value-type="float" office:value="4.887101855E-015" calcext:value-type="float">
            <text:p>4,89E-015</text:p>
          </table:table-cell>
          <table:table-cell office:value-type="float" office:value="1.74077487" calcext:value-type="float">
            <text:p>1,74077487</text:p>
          </table:table-cell>
          <table:table-cell table:style-name="ce2" table:formula="of:=ABS(SUM([.E8];[.E9])/[.E8])" office:value-type="float" office:value="0.00148260859353994" calcext:value-type="float">
            <text:p>0,00148260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64" calcext:value-type="float">
            <text:p>16064</text:p>
          </table:table-cell>
          <table:table-cell office:value-type="float" office:value="25.90185356" calcext:value-type="float">
            <text:p>25,90185356</text:p>
          </table:table-cell>
          <table:table-cell office:value-type="float" office:value="0.00000000000002387183807" calcext:value-type="float">
            <text:p>2,39E-014</text:p>
          </table:table-cell>
          <table:table-cell office:value-type="float" office:value="-1.557127118" calcext:value-type="float">
            <text:p>-1,5571271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64" calcext:value-type="float">
            <text:p>16064</text:p>
          </table:table-cell>
          <table:table-cell office:value-type="float" office:value="25.77981949" calcext:value-type="float">
            <text:p>25,77981949</text:p>
          </table:table-cell>
          <table:table-cell office:value-type="float" office:value="0.00000000000009081875063" calcext:value-type="float">
            <text:p>9,08E-014</text:p>
          </table:table-cell>
          <table:table-cell office:value-type="float" office:value="1.557841063" calcext:value-type="float">
            <text:p>1,557841063</text:p>
          </table:table-cell>
          <table:table-cell table:style-name="ce2" table:formula="of:=ABS(SUM([.E10];[.E11])/[.E10])" office:value-type="float" office:value="0.000458501423388746" calcext:value-type="float">
            <text:p>0,0004585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33" calcext:value-type="float">
            <text:p>16133</text:p>
          </table:table-cell>
          <table:table-cell office:value-type="float" office:value="25.88149452" calcext:value-type="float">
            <text:p>25,88149452</text:p>
          </table:table-cell>
          <table:table-cell office:value-type="float" office:value="0.000000000002044516466" calcext:value-type="float">
            <text:p>2,04E-012</text:p>
          </table:table-cell>
          <table:table-cell office:value-type="float" office:value="-1.416071892" calcext:value-type="float">
            <text:p>-1,4160718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33" calcext:value-type="float">
            <text:p>16133</text:p>
          </table:table-cell>
          <table:table-cell office:value-type="float" office:value="25.81765556" calcext:value-type="float">
            <text:p>25,81765556</text:p>
          </table:table-cell>
          <table:table-cell office:value-type="float" office:value="0.000000000002036819281" calcext:value-type="float">
            <text:p>2,04E-012</text:p>
          </table:table-cell>
          <table:table-cell office:value-type="float" office:value="1.416515946" calcext:value-type="float">
            <text:p>1,416515946</text:p>
          </table:table-cell>
          <table:table-cell table:style-name="ce2" table:formula="of:=ABS(SUM([.E12];[.E13])/[.E12])" office:value-type="float" office:value="0.000313581536720551" calcext:value-type="float">
            <text:p>0,0003135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18" calcext:value-type="float">
            <text:p>16218</text:p>
          </table:table-cell>
          <table:table-cell office:value-type="float" office:value="25.86406326" calcext:value-type="float">
            <text:p>25,86406326</text:p>
          </table:table-cell>
          <table:table-cell office:value-type="float" office:value="0.0000000000009560044813" calcext:value-type="float">
            <text:p>9,56E-013</text:p>
          </table:table-cell>
          <table:table-cell office:value-type="float" office:value="-1.303566217" calcext:value-type="float">
            <text:p>-1,3035662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18" calcext:value-type="float">
            <text:p>16218</text:p>
          </table:table-cell>
          <table:table-cell office:value-type="float" office:value="25.97777748" calcext:value-type="float">
            <text:p>25,97777748</text:p>
          </table:table-cell>
          <table:table-cell office:value-type="float" office:value="0.00000000002844065781" calcext:value-type="float">
            <text:p>2,84E-011</text:p>
          </table:table-cell>
          <table:table-cell office:value-type="float" office:value="1.304465413" calcext:value-type="float">
            <text:p>1,304465413</text:p>
          </table:table-cell>
          <table:table-cell table:style-name="ce2" table:formula="of:=ABS(SUM([.E14];[.E15])/[.E14])" office:value-type="float" office:value="0.000689796949532324" calcext:value-type="float">
            <text:p>0,0006897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45" calcext:value-type="float">
            <text:p>16345</text:p>
          </table:table-cell>
          <table:table-cell office:value-type="float" office:value="25.9895134" calcext:value-type="float">
            <text:p>25,9895134</text:p>
          </table:table-cell>
          <table:table-cell office:value-type="float" office:value="0.00000000004375566923" calcext:value-type="float">
            <text:p>4,38E-011</text:p>
          </table:table-cell>
          <table:table-cell office:value-type="float" office:value="-1.206850767" calcext:value-type="float">
            <text:p>-1,2068507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45" calcext:value-type="float">
            <text:p>16345</text:p>
          </table:table-cell>
          <table:table-cell office:value-type="float" office:value="26.07801628" calcext:value-type="float">
            <text:p>26,07801628</text:p>
          </table:table-cell>
          <table:table-cell office:value-type="float" office:value="0.00000000004625306388" calcext:value-type="float">
            <text:p>4,63E-011</text:p>
          </table:table-cell>
          <table:table-cell office:value-type="float" office:value="1.207293868" calcext:value-type="float">
            <text:p>1,207293868</text:p>
          </table:table-cell>
          <table:table-cell table:style-name="ce2" table:formula="of:=ABS(SUM([.E16];[.E17])/[.E16])" office:value-type="float" office:value="0.00036715475692291" calcext:value-type="float">
            <text:p>0,0003671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93" calcext:value-type="float">
            <text:p>16393</text:p>
          </table:table-cell>
          <table:table-cell office:value-type="float" office:value="26.09640312" calcext:value-type="float">
            <text:p>26,09640312</text:p>
          </table:table-cell>
          <table:table-cell office:value-type="float" office:value="0.00000000004287330907" calcext:value-type="float">
            <text:p>4,29E-011</text:p>
          </table:table-cell>
          <table:table-cell office:value-type="float" office:value="-1.127948046" calcext:value-type="float">
            <text:p>-1,1279480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93" calcext:value-type="float">
            <text:p>16393</text:p>
          </table:table-cell>
          <table:table-cell office:value-type="float" office:value="26.17403984" calcext:value-type="float">
            <text:p>26,17403984</text:p>
          </table:table-cell>
          <table:table-cell office:value-type="float" office:value="0.000000000440922715" calcext:value-type="float">
            <text:p>4,41E-010</text:p>
          </table:table-cell>
          <table:table-cell office:value-type="float" office:value="1.128321052" calcext:value-type="float">
            <text:p>1,128321052</text:p>
          </table:table-cell>
          <table:table-cell table:style-name="ce2" table:formula="of:=ABS(SUM([.E18];[.E19])/[.E18])" office:value-type="float" office:value="0.000330694309301555" calcext:value-type="float">
            <text:p>0,0003306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85" calcext:value-type="float">
            <text:p>16485</text:p>
          </table:table-cell>
          <table:table-cell office:value-type="float" office:value="26.18606186" calcext:value-type="float">
            <text:p>26,18606186</text:p>
          </table:table-cell>
          <table:table-cell office:value-type="float" office:value="0.000000004611473425" calcext:value-type="float">
            <text:p>4,61E-009</text:p>
          </table:table-cell>
          <table:table-cell office:value-type="float" office:value="-1.057682753" calcext:value-type="float">
            <text:p>-1,0576827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85" calcext:value-type="float">
            <text:p>16485</text:p>
          </table:table-cell>
          <table:table-cell office:value-type="float" office:value="26.26673508" calcext:value-type="float">
            <text:p>26,26673508</text:p>
          </table:table-cell>
          <table:table-cell office:value-type="float" office:value="0.000000001454351195" calcext:value-type="float">
            <text:p>1,45E-009</text:p>
          </table:table-cell>
          <table:table-cell office:value-type="float" office:value="1.058241844" calcext:value-type="float">
            <text:p>1,058241844</text:p>
          </table:table-cell>
          <table:table-cell table:style-name="ce2" table:formula="of:=ABS(SUM([.E20];[.E21])/[.E20])" office:value-type="float" office:value="0.00052859990239453" calcext:value-type="float">
            <text:p>0,0005285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15" calcext:value-type="float">
            <text:p>16615</text:p>
          </table:table-cell>
          <table:table-cell office:value-type="float" office:value="26.26417732" calcext:value-type="float">
            <text:p>26,26417732</text:p>
          </table:table-cell>
          <table:table-cell office:value-type="float" office:value="0.0000000004373578166" calcext:value-type="float">
            <text:p>4,37E-010</text:p>
          </table:table-cell>
          <table:table-cell office:value-type="float" office:value="0.9960255623" calcext:value-type="float">
            <text:p>0,996025562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table:formula="of:=SUM([.F3];[.F5];[.F7];[.F9];[.F11];[.F13];[.F15];[.F17];[.F19];[.F21])/10" office:value-type="float" office:value="0.000745447832118363" calcext:value-type="float">
            <text:p>0,0007454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14:51:34.149898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1-28T14:53:46.239573430</dc:date>
    <meta:editing-duration>P0D</meta:editing-duration>
    <meta:editing-cycles>2</meta:editing-cycles>
    <meta:document-statistic meta:table-count="1" meta:cell-count="121" meta:object-count="0"/>
  </office:meta>
</office:document-meta>
</file>